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 style:writing-mode="lr-tb"/>
      <style:text-properties officeooo:paragraph-rsid="001f3791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  <style:text-properties officeooo:paragraph-rsid="001f3791"/>
    </style:style>
    <style:style style:name="P3" style:family="paragraph" style:parent-style-name="Text_20_body">
      <style:text-properties officeooo:paragraph-rsid="001f37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pítulo 20: Software embutido</text:h>
      <text:p text:style-name="P2">SOMMERVILLE, I. Engenharia de software. 9 ed. tradução Ivan Bosnic e Kalinka G.de O. Gonçalves ; revisão técnica Kechi Hirama. São Paulo : Pearson Prentice Hall, 2011. (Disponível na Biblioteca da  UFGD)</text:p>
      <text:p text:style-name="P3"/>
      <text:p text:style-name="P2">⚙️⚙️⚙️⚙️⚙️⚙️⚙️⚙️⚙️⚙️⚙️⚙️⚙️⚙️⚙️⚙️⚙️⚙️⚙️⚙️⚙️⚙️⚙️⚙️⚙️⚙️⚙️</text:p>
      <text:p text:style-name="P3"/>
      <text:h text:style-name="P1" text:outline-level="1">Exercícios:</text:h>
      <text:p text:style-name="P2">20.3 Usando a abordagem baseada em estados para modelagem, conforme discutido na Seção 20.1.1, modele a operação de um sistema embutido de software para um sistema de caixa postal de voz de um telefone fixo. Ele deve exibir o número de mensagens gravadas em um display de LED e deve permitir que o usuário disque e ouça as mensagens gravadas. (Exemplo Figura 20.4)</text:p>
      <text:p text:style-name="P3"/>
      <text:p text:style-name="P2">20.5 Mostre como o padrão Controle de Ambiente poderia ser usado como base para o projeto de um sistema para controlar a temperatura em uma estufa. A temperatura deve ser entre 10° C e 30° C. Se ela cai abaixo de 10° C, o sistema de aquecimento deve ser acionado; se ela vai acima de 30° C, uma janela deve ser aberta automaticamente.</text:p>
      <text:p text:style-name="P3"/>
      <text:p text:style-name="P2">20.7 Um sistema de proteção de trem aciona automaticamente os freios se o limite de velocidade para um segmento de via for excedido ou se o trem entrar em um segmento de via que esteja sinalizado com uma luz vermelha (ou seja, o segmento não deve ser ocupado). Os detalhes são mostrados no Quadro 20.1. Identifique os estímulos que devem ser processados pelo sistema de controle de trem a bordo e as respostas associadas a esses estímulos.</text:p>
      <text:p text:style-name="P3"/>
      <text:p text:style-name="P2">⚙️⚙️⚙️⚙️⚙️⚙️⚙️⚙️⚙️⚙️⚙️⚙️⚙️⚙️⚙️⚙️⚙️⚙️⚙️⚙️⚙️⚙️⚙️⚙️⚙️⚙️⚙️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5T15:37:37.480470800</meta:creation-date>
    <meta:generator>LibreOffice/25.2.6.2$Windows_X86_64 LibreOffice_project/729c5bfe710f5eb71ed3bbde9e06a6065e9c6c5d</meta:generator>
    <dc:date>2025-11-15T15:37:47.973222600</dc:date>
    <meta:editing-duration>PT10S</meta:editing-duration>
    <meta:editing-cycles>1</meta:editing-cycles>
    <meta:document-statistic meta:table-count="0" meta:image-count="0" meta:object-count="0" meta:page-count="1" meta:paragraph-count="8" meta:word-count="242" meta:character-count="1435" meta:non-whitespace-character-count="1200"/>
  </office:meta>
</office:document-meta>
</file>